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name="Arial" svg:font-family="'Arial'"/>
  </office:font-face-decls>
  <office:automatic-styles>
    <style:style style:name="auto0" style:display-name="auto0" style:family="table-cell">
      <style:paragraph-properties fo:text-align="start"/>
      <style:table-cell-properties style:rotation-angle="45"/>
      <style:text-properties style:font-name="Arial" fo:font-size="9pt" fo:font-weight="bold" fo:font-style="italic"/>
    </style:style>
    <style:style style:name="auto1" style:display-name="auto1" style:family="table-cell">
      <style:text-properties fo:font-weight="bold"/>
    </style:style>
    <style:style style:name="auto2" style:display-name="auto2" style:family="table-cell">
      <style:text-properties fo:font-style="italic"/>
    </style:style>
    <style:style style:name="auto3" style:display-name="auto3" style:family="table-cell">
      <style:paragraph-properties fo:text-align="start"/>
      <style:text-properties/>
    </style:style>
    <style:style style:name="auto4" style:display-name="auto4" style:family="table-cell">
      <style:paragraph-properties fo:text-align="center"/>
      <style:text-properties/>
    </style:style>
    <style:style style:name="auto5" style:display-name="auto5" style:family="table-cell">
      <style:paragraph-properties fo:text-align="end"/>
      <style:text-properties/>
    </style:style>
    <style:style style:name="auto6" style:display-name="auto6" style:family="table-cell">
      <style:text-properties fo:color="#0000ff"/>
    </style:style>
    <style:style style:name="auto7" style:display-name="auto7" style:family="table-cell">
      <style:table-cell-properties fo:background-color="#aaaaff"/>
      <style:text-properties/>
    </style:style>
    <style:style style:name="auto8" style:display-name="auto8" style:family="table-cell">
      <style:table-cell-properties fo:border-top="0.7500pt solid #ff0000" fo:border-left="0.7500pt solid #ff0000"/>
      <style:text-properties/>
    </style:style>
    <style:style style:name="auto9" style:display-name="auto9" style:family="table-cell">
      <style:table-cell-properties fo:border-top="0.7500pt solid #ff0000"/>
      <style:text-properties/>
    </style:style>
    <style:style style:name="auto10" style:display-name="auto10" style:family="table-cell">
      <style:table-cell-properties fo:border-top="0.7500pt solid #ff0000" fo:border-right="0.7500pt solid #ff0000"/>
      <style:text-properties/>
    </style:style>
    <style:style style:name="auto11" style:display-name="auto11" style:family="table-cell">
      <style:table-cell-properties fo:border-left="0.7500pt solid #ff0000"/>
      <style:text-properties/>
    </style:style>
    <style:style style:name="auto12" style:display-name="auto12" style:family="table-cell">
      <style:table-cell-properties fo:border-right="0.7500pt solid #ff0000"/>
      <style:text-properties/>
    </style:style>
    <style:style style:name="auto13" style:display-name="auto13" style:family="table-cell">
      <style:table-cell-properties fo:border-bottom="0.7500pt solid #ff0000" fo:border-left="0.7500pt solid #ff0000"/>
      <style:text-properties/>
    </style:style>
    <style:style style:name="auto14" style:display-name="auto14" style:family="table-cell">
      <style:table-cell-properties fo:border-bottom="0.7500pt solid #ff0000"/>
      <style:text-properties/>
    </style:style>
    <style:style style:name="auto15" style:display-name="auto15" style:family="table-cell">
      <style:table-cell-properties fo:wrap-option="wrap" fo:border-bottom="0.7500pt solid #ff0000" fo:border-right="0.7500pt solid #ff0000"/>
      <style:text-properties/>
    </style:style>
    <style:style style:name="auto16" style:display-name="auto16" style:family="table-row">
      <style:table-row-properties style:row-height="1cm"/>
    </style:style>
    <style:style style:name="auto17" style:display-name="auto17" style:family="table-cell">
      <style:table-cell-properties style:vertical-align="middle"/>
      <style:text-properties/>
    </style:style>
    <style:style style:name="auto18" style:display-name="auto18" style:family="table-row">
      <style:table-row-properties style:row-height="2cm"/>
    </style:style>
    <style:style style:name="auto19" style:display-name="auto19" style:family="table-column">
      <style:table-column-properties style:column-width="4cm"/>
    </style:style>
    <style:style style:name="auto20" style:display-name="auto20" style:family="table-cell" style:data-style-name="auto21">
      <style:text-properties/>
    </style:style>
    <style:style style:name="auto22" style:display-name="auto22" style:family="table-cell" style:data-style-name="auto23">
      <style:text-properties/>
    </style:style>
    <style:style style:name="auto24" style:display-name="auto24" style:family="table-cell" style:data-style-name="auto25">
      <style:text-properties/>
    </style:style>
    <style:style style:name="auto26" style:display-name="auto26" style:family="table-cell" style:data-style-name="auto27">
      <style:text-properties/>
    </style:style>
    <style:style style:name="auto28" style:display-name="auto28" style:family="table-cell" style:data-style-name="auto29">
      <style:text-properties/>
    </style:style>
    <style:style style:name="auto30" style:display-name="auto30" style:family="table-cell" style:data-style-name="auto31">
      <style:text-properties/>
    </style:style>
    <style:style style:name="auto32" style:display-name="auto32" style:family="table-cell" style:data-style-name="auto33">
      <style:text-properties/>
    </style:style>
    <style:style style:name="auto34" style:display-name="auto34" style:family="table-cell" style:data-style-name="auto35">
      <style:text-properties/>
    </style:style>
    <style:style style:name="auto36" style:display-name="auto36" style:family="table-cell" style:data-style-name="auto37">
      <style:text-properties/>
    </style:style>
    <style:style style:name="auto38" style:display-name="auto38" style:family="table-column">
      <style:table-column-properties style:column-width="3cm"/>
    </style:style>
  </office:automatic-styles>
  <office:body>
    <office:spreadsheet>
      <table:table table:name="Format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 table:visibility="collapse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auto0" office:value-type="string">
            <text:p>Rotated Arial</text:p>
          </table:table-cell>
          <table:table-cell table:style-name="auto1" office:value-type="string">
            <text:p>Bold only</text:p>
          </table:table-cell>
          <table:table-cell table:style-name="auto2" office:value-type="string">
            <text:p>Italics only</text:p>
          </table:table-cell>
          <table:table-cell table:style-name="auto3" office:value-type="string">
            <text:p>Left adjust</text:p>
          </table:table-cell>
          <table:table-cell table:style-name="auto4" office:value-type="string">
            <text:p>Centered</text:p>
          </table:table-cell>
          <table:table-cell table:style-name="auto5" office:value-type="string">
            <text:p>Right adjust</text:p>
          </table:table-cell>
          <table:table-cell table:style-name="auto6" office:value-type="string">
            <text:p>Blue text</text:p>
          </table:table-cell>
          <table:table-cell table:style-name="auto7" office:value-type="string">
            <text:p>Blue background</text:p>
          </table:table-cell>
          <table:table-cell/>
          <table:table-cell/>
          <table:table-cell office:value-type="string">
            <text:p>Column right of this is hidden</text:p>
          </table:table-cell>
          <table:table-cell office:value-type="string">
            <text:p>I'm hidden!</text:p>
          </table:table-cell>
          <table:table-cell office:value-type="string">
            <text:p>Column left of this is hidde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8" office:value-type="string">
            <text:p>Top left corner of red box</text:p>
          </table:table-cell>
          <table:table-cell table:style-name="auto9"/>
          <table:table-cell table:style-name="auto9"/>
          <table:table-cell table:style-name="auto9"/>
          <table:table-cell table:style-name="auto9"/>
          <table:table-cell table:style-name="auto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1"/>
          <table:table-cell/>
          <table:table-cell/>
          <table:table-cell/>
          <table:table-cell/>
          <table:table-cell table:style-name="auto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3"/>
          <table:table-cell table:style-name="auto14"/>
          <table:table-cell table:style-name="auto14"/>
          <table:table-cell table:style-name="auto14"/>
          <table:table-cell table:style-name="auto14"/>
          <table:table-cell table:style-name="auto15" office:value-type="string">
            <text:p>Bottom right corner of red box with wrapped text as well because the content in here is so long</text:p>
          </table:table-cell>
          <table:table-cell/>
          <table:table-cell/>
          <table:table-cell office:value-type="string">
            <text:p>This is K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This is AB5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low here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visibility="collapse">
          <table:table-cell office:value-type="string">
            <text:p>I'm hidden!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bove this row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6">
          <table:table-cell table:style-name="auto17" office:value-type="string">
            <text:p>This row is exactly 1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8">
          <table:table-cell table:style-name="auto17" office:value-type="string">
            <text:p>This row is exactly 2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ue for next sheet:</text:p>
          </table:table-cell>
          <table:table-cell office:value-type="float" office:value="123.456">
            <text:p>123.4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/>
      </table:table>
    </office:spreadsheet>
    <office:spreadsheet>
      <table:table table:name="Formulas">
        <table:table-column table:style-name="auto19"/>
        <table:table-column/>
        <table:table-row>
          <table:table-cell table:style-name="auto1" office:value-type="string">
            <text:p>Imported value:</text:p>
          </table:table-cell>
          <table:table-cell table:formula="of:='Formatting'.B15" calcext:value-type="float"/>
        </table:table-row>
        <table:table-row>
          <table:table-cell table:style-name="auto1" office:value-type="string">
            <text:p>Computed value 1:</text:p>
          </table:table-cell>
          <table:table-cell table:formula="of:=(B1*2/3) + 123 + Pi()" calcext:value-type="float"/>
        </table:table-row>
        <table:table-row>
          <table:table-cell table:style-name="auto1" office:value-type="string">
            <text:p>Computed value 2:</text:p>
          </table:table-cell>
          <table:table-cell table:formula="of:=B2/300" calcext:value-type="float"/>
        </table:table-row>
        <table:table-row>
          <table:table-cell table:style-name="auto1" office:value-type="string">
            <text:p>Rounded with 0 digits:</text:p>
          </table:table-cell>
          <table:table-cell table:style-name="auto20" table:formula="of:=B2" calcext:value-type="float"/>
        </table:table-row>
        <table:table-row>
          <table:table-cell table:style-name="auto1" office:value-type="string">
            <text:p>Rounded with 1 digits:</text:p>
          </table:table-cell>
          <table:table-cell table:style-name="auto22" table:formula="of:=B2" calcext:value-type="float"/>
        </table:table-row>
        <table:table-row>
          <table:table-cell table:style-name="auto1" office:value-type="string">
            <text:p>Rounded with 2 digits:</text:p>
          </table:table-cell>
          <table:table-cell table:style-name="auto24" table:formula="of:=B2" calcext:value-type="float"/>
        </table:table-row>
        <table:table-row>
          <table:table-cell table:style-name="auto1" office:value-type="string">
            <text:p>Rounded with 3 digits:</text:p>
          </table:table-cell>
          <table:table-cell table:style-name="auto26" table:formula="of:=B2" calcext:value-type="float"/>
        </table:table-row>
        <table:table-row>
          <table:table-cell table:style-name="auto1" office:value-type="string">
            <text:p>Rounded with 4 digits:</text:p>
          </table:table-cell>
          <table:table-cell table:style-name="auto28" table:formula="of:=B2" calcext:value-type="float"/>
        </table:table-row>
        <table:table-row>
          <table:table-cell table:style-name="auto1" office:value-type="string">
            <text:p>Rounded with 5 digits:</text:p>
          </table:table-cell>
          <table:table-cell table:style-name="auto30" table:formula="of:=B2" calcext:value-type="float"/>
        </table:table-row>
        <table:table-row>
          <table:table-cell table:style-name="auto1" office:value-type="string">
            <text:p>Percent with 0 digits:</text:p>
          </table:table-cell>
          <table:table-cell table:style-name="auto32" table:formula="of:=B3" calcext:value-type="float"/>
        </table:table-row>
        <table:table-row>
          <table:table-cell table:style-name="auto1" office:value-type="string">
            <text:p>Percent with 1 digits:</text:p>
          </table:table-cell>
          <table:table-cell table:style-name="auto34" table:formula="of:=B3" calcext:value-type="float"/>
        </table:table-row>
        <table:table-row>
          <table:table-cell table:style-name="auto1" office:value-type="string">
            <text:p>Percent with 2 digits:</text:p>
          </table:table-cell>
          <table:table-cell table:style-name="auto36" table:formula="of:=B3" calcext:value-type="float"/>
        </table:table-row>
        <calcext:conditional-formats/>
      </table:table>
    </office:spreadsheet>
    <office:spreadsheet>
      <table:table table:name="Conditional Formatting">
        <table:table-column/>
        <table:table-column table:style-name="auto38"/>
        <table:table-column table:style-name="auto19"/>
        <table:table-row>
          <table:table-cell office:value-type="float" office:value="0">
            <text:p>0</text:p>
          </table:table-cell>
          <table:table-cell office:value-type="string">
            <text:p>Hexvalue 0x00</text:p>
          </table:table-cell>
          <table:table-cell office:value-type="string">
            <text:p>Octvalue 0o0000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xvalue 0x01</text:p>
          </table:table-cell>
          <table:table-cell office:value-type="string">
            <text:p>Octvalue 0o00000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xvalue 0x02</text:p>
          </table:table-cell>
          <table:table-cell office:value-type="string">
            <text:p>Octvalue 0o0000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xvalue 0x03</text:p>
          </table:table-cell>
          <table:table-cell office:value-type="string">
            <text:p>Octvalue 0o00000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xvalue 0x04</text:p>
          </table:table-cell>
          <table:table-cell office:value-type="string">
            <text:p>Octvalue 0o0000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xvalue 0x05</text:p>
          </table:table-cell>
          <table:table-cell office:value-type="string">
            <text:p>Octvalue 0o00000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exvalue 0x06</text:p>
          </table:table-cell>
          <table:table-cell office:value-type="string">
            <text:p>Octvalue 0o00000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exvalue 0x07</text:p>
          </table:table-cell>
          <table:table-cell office:value-type="string">
            <text:p>Octvalue 0o00000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exvalue 0x08</text:p>
          </table:table-cell>
          <table:table-cell office:value-type="string">
            <text:p>Octvalue 0o0000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exvalue 0x09</text:p>
          </table:table-cell>
          <table:table-cell office:value-type="string">
            <text:p>Octvalue 0o00001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xvalue 0x0a</text:p>
          </table:table-cell>
          <table:table-cell office:value-type="string">
            <text:p>Octvalue 0o00001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xvalue 0x0b</text:p>
          </table:table-cell>
          <table:table-cell office:value-type="string">
            <text:p>Octvalue 0o00001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Hexvalue 0x0c</text:p>
          </table:table-cell>
          <table:table-cell office:value-type="string">
            <text:p>Octvalue 0o00001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xvalue 0x0d</text:p>
          </table:table-cell>
          <table:table-cell office:value-type="string">
            <text:p>Octvalue 0o000015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exvalue 0x0e</text:p>
          </table:table-cell>
          <table:table-cell office:value-type="string">
            <text:p>Octvalue 0o00001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xvalue 0x0f</text:p>
          </table:table-cell>
          <table:table-cell office:value-type="string">
            <text:p>Octvalue 0o00001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xvalue 0x10</text:p>
          </table:table-cell>
          <table:table-cell office:value-type="string">
            <text:p>Octvalue 0o00002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exvalue 0x11</text:p>
          </table:table-cell>
          <table:table-cell office:value-type="string">
            <text:p>Octvalue 0o00002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Hexvalue 0x12</text:p>
          </table:table-cell>
          <table:table-cell office:value-type="string">
            <text:p>Octvalue 0o00002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xvalue 0x13</text:p>
          </table:table-cell>
          <table:table-cell office:value-type="string">
            <text:p>Octvalue 0o00002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xvalue 0x14</text:p>
          </table:table-cell>
          <table:table-cell office:value-type="string">
            <text:p>Octvalue 0o00002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exvalue 0x15</text:p>
          </table:table-cell>
          <table:table-cell office:value-type="string">
            <text:p>Octvalue 0o00002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exvalue 0x16</text:p>
          </table:table-cell>
          <table:table-cell office:value-type="string">
            <text:p>Octvalue 0o00002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exvalue 0x17</text:p>
          </table:table-cell>
          <table:table-cell office:value-type="string">
            <text:p>Octvalue 0o00002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exvalue 0x18</text:p>
          </table:table-cell>
          <table:table-cell office:value-type="string">
            <text:p>Octvalue 0o000030</text:p>
          </table:table-cell>
        </table:table-row>
        <calcext:conditional-formats>
          <calcext:conditional-format calcext:target-range-address="'Conditional Formatting'.A1:'Conditional Formatting'.A21">
            <calcext:condition calcext:apply-style-name="glbl39" calcext:value="&lt;5" calcext:base-cell-address="'Conditional Formatting'.A1"/>
            <calcext:condition calcext:apply-style-name="glbl40" calcext:value="&lt;10" calcext:base-cell-address="'Conditional Formatting'.A1"/>
            <calcext:condition calcext:apply-style-name="glbl41" calcext:value="&lt;15" calcext:base-cell-address="'Conditional Formatting'.A1"/>
          </calcext:conditional-format>
          <calcext:conditional-format calcext:target-range-address="'Conditional Formatting'.B1:'Conditional Formatting'.C21">
            <calcext:condition calcext:apply-style-name="glbl39" calcext:value="formula-is('Conditional Formatting'.$A1&lt;4)" calcext:base-cell-address="'Conditional Formatting'.B1"/>
            <calcext:condition calcext:apply-style-name="glbl40" calcext:value="formula-is('Conditional Formatting'.$A1&lt;8)" calcext:base-cell-address="'Conditional Formatting'.B1"/>
            <calcext:condition calcext:apply-style-name="glbl41" calcext:value="formula-is('Conditional Formatting'.$A1&lt;16)" calcext:base-cell-address="'Conditional Formatting'.B1"/>
          </calcext:conditional-format>
        </calcext:conditional-formats>
      </table:table>
    </office:spreadsheet>
    <office:spreadsheet>
      <table:table table:name="Simple data entry">
        <table:table-row>
          <table:table-cell office:value-type="string">
            <text:p>Value: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string">
            <text:p>0x00</text:p>
          </table:table-cell>
          <table:table-cell table:formula="of:=B1*4" calcext:value-type="float"/>
        </table:table-row>
        <table:table-row>
          <table:table-cell office:value-type="string">
            <text:p>Value:</text:p>
          </table:table-cell>
          <table:table-cell office:value-type="float" office:value="1">
            <text:p>1</text:p>
          </table:table-cell>
          <table:table-cell office:value-type="float" office:value="3.1415">
            <text:p>3.1415</text:p>
          </table:table-cell>
          <table:table-cell office:value-type="string">
            <text:p>0x01</text:p>
          </table:table-cell>
          <table:table-cell table:formula="of:=B2*4" calcext:value-type="float"/>
        </table:table-row>
        <table:table-row>
          <table:table-cell office:value-type="string">
            <text:p>Value:</text:p>
          </table:table-cell>
          <table:table-cell office:value-type="float" office:value="2">
            <text:p>2</text:p>
          </table:table-cell>
          <table:table-cell office:value-type="float" office:value="6.283">
            <text:p>6.283</text:p>
          </table:table-cell>
          <table:table-cell office:value-type="string">
            <text:p>0x02</text:p>
          </table:table-cell>
          <table:table-cell table:formula="of:=B3*4" calcext:value-type="float"/>
        </table:table-row>
        <table:table-row>
          <table:table-cell office:value-type="string">
            <text:p>Value:</text:p>
          </table:table-cell>
          <table:table-cell office:value-type="float" office:value="3">
            <text:p>3</text:p>
          </table:table-cell>
          <table:table-cell office:value-type="float" office:value="9.4245">
            <text:p>9.4245</text:p>
          </table:table-cell>
          <table:table-cell office:value-type="string">
            <text:p>0x03</text:p>
          </table:table-cell>
          <table:table-cell table:formula="of:=B4*4" calcext:value-type="float"/>
        </table:table-row>
        <table:table-row>
          <table:table-cell office:value-type="string">
            <text:p>Value:</text:p>
          </table:table-cell>
          <table:table-cell office:value-type="float" office:value="4">
            <text:p>4</text:p>
          </table:table-cell>
          <table:table-cell office:value-type="float" office:value="12.566">
            <text:p>12.566</text:p>
          </table:table-cell>
          <table:table-cell office:value-type="string">
            <text:p>0x04</text:p>
          </table:table-cell>
          <table:table-cell table:formula="of:=B5*4" calcext:value-type="float"/>
        </table:table-row>
        <table:table-row>
          <table:table-cell office:value-type="string">
            <text:p>Value:</text:p>
          </table:table-cell>
          <table:table-cell office:value-type="float" office:value="5">
            <text:p>5</text:p>
          </table:table-cell>
          <table:table-cell office:value-type="float" office:value="15.707500000000001">
            <text:p>15.707500000000001</text:p>
          </table:table-cell>
          <table:table-cell office:value-type="string">
            <text:p>0x05</text:p>
          </table:table-cell>
          <table:table-cell table:formula="of:=B6*4" calcext:value-type="float"/>
        </table:table-row>
        <table:table-row>
          <table:table-cell office:value-type="string">
            <text:p>Value:</text:p>
          </table:table-cell>
          <table:table-cell office:value-type="float" office:value="6">
            <text:p>6</text:p>
          </table:table-cell>
          <table:table-cell office:value-type="float" office:value="18.849">
            <text:p>18.849</text:p>
          </table:table-cell>
          <table:table-cell office:value-type="string">
            <text:p>0x06</text:p>
          </table:table-cell>
          <table:table-cell table:formula="of:=B7*4" calcext:value-type="float"/>
        </table:table-row>
        <table:table-row>
          <table:table-cell office:value-type="string">
            <text:p>Value:</text:p>
          </table:table-cell>
          <table:table-cell office:value-type="float" office:value="7">
            <text:p>7</text:p>
          </table:table-cell>
          <table:table-cell office:value-type="float" office:value="21.9905">
            <text:p>21.9905</text:p>
          </table:table-cell>
          <table:table-cell office:value-type="string">
            <text:p>0x07</text:p>
          </table:table-cell>
          <table:table-cell table:formula="of:=B8*4" calcext:value-type="float"/>
        </table:table-row>
        <table:table-row>
          <table:table-cell office:value-type="string">
            <text:p>Value:</text:p>
          </table:table-cell>
          <table:table-cell office:value-type="float" office:value="8">
            <text:p>8</text:p>
          </table:table-cell>
          <table:table-cell office:value-type="float" office:value="25.132">
            <text:p>25.132</text:p>
          </table:table-cell>
          <table:table-cell office:value-type="string">
            <text:p>0x08</text:p>
          </table:table-cell>
          <table:table-cell table:formula="of:=B9*4" calcext:value-type="float"/>
        </table:table-row>
        <table:table-row>
          <table:table-cell office:value-type="string">
            <text:p>Value:</text:p>
          </table:table-cell>
          <table:table-cell office:value-type="float" office:value="9">
            <text:p>9</text:p>
          </table:table-cell>
          <table:table-cell office:value-type="float" office:value="28.273500000000002">
            <text:p>28.273500000000002</text:p>
          </table:table-cell>
          <table:table-cell office:value-type="string">
            <text:p>0x09</text:p>
          </table:table-cell>
          <table:table-cell table:formula="of:=B10*4" calcext:value-type="float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xmlns:fo="urn:oasis:names:tc:opendocument:xmlns:xsl-fo-compatible:1.0" office:version="1.2">
  <office:styles>
    <number:number-style style:name="auto21">
      <number:number number:decimal-places="0" number:min-decimal-places="0" number:min-integer-digits="1"/>
    </number:number-style>
    <number:number-style style:name="auto23">
      <number:number number:decimal-places="1" number:min-decimal-places="1" number:min-integer-digits="1"/>
    </number:number-style>
    <number:number-style style:name="auto25">
      <number:number number:decimal-places="2" number:min-decimal-places="2" number:min-integer-digits="1"/>
    </number:number-style>
    <number:number-style style:name="auto27">
      <number:number number:decimal-places="3" number:min-decimal-places="3" number:min-integer-digits="1"/>
    </number:number-style>
    <number:number-style style:name="auto29">
      <number:number number:decimal-places="4" number:min-decimal-places="4" number:min-integer-digits="1"/>
    </number:number-style>
    <number:number-style style:name="auto31">
      <number:number number:decimal-places="5" number:min-decimal-places="5" number:min-integer-digits="1"/>
    </number:number-style>
    <number:percentage-style style:name="auto33">
      <number:number number:decimal-places="0" number:min-decimal-places="0" number:min-integer-digits="1"/>
      <number:text> %</number:text>
    </number:percentage-style>
    <number:percentage-style style:name="auto35">
      <number:number number:decimal-places="1" number:min-decimal-places="1" number:min-integer-digits="1"/>
      <number:text> %</number:text>
    </number:percentage-style>
    <number:percentage-style style:name="auto37">
      <number:number number:decimal-places="2" number:min-decimal-places="2" number:min-integer-digits="1"/>
      <number:text> %</number:text>
    </number:percentage-style>
    <style:style style:name="glbl39" style:display-name="glbl39" style:family="table-cell">
      <style:table-cell-properties fo:background-color="#ff0000"/>
      <style:text-properties/>
    </style:style>
    <style:style style:name="glbl40" style:display-name="glbl40" style:family="table-cell">
      <style:table-cell-properties fo:background-color="#0000ff"/>
      <style:text-properties/>
    </style:style>
    <style:style style:name="glbl41" style:display-name="glbl41" style:family="table-cell">
      <style:table-cell-properties fo:background-color="#00ff00"/>
      <style:text-properties/>
    </style:style>
  </office: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https://github.com/johndoe31415/odsexport v0.0.1rc0</meta:generator>
    <meta:creation-date>2024-06-27T23:41:03</meta:creation-date>
    <dc:date>2024-06-27T23:41:03</dc:date>
  </office:meta>
</office:document-meta>
</file>